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Condensed" svg:font-family="'Roboto Condensed', Tauri, 'Lucida Grande', 'Lucida Sans Unicode', 'Lucida Sans', AppleSDGothicNeo-Medium, 'Segoe UI', 'Malgun Gothic', Verdana, Tahoma, sans-serif"/>
    <style:font-face style:name="Georgia" svg:font-family="Georgia"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a1d65" officeooo:paragraph-rsid="001a1d65"/>
    </style:style>
    <style:style style:name="P2" style:family="paragraph" style:parent-style-name="Text_20_body">
      <style:paragraph-properties fo:margin-top="0in" fo:margin-bottom="0in" loext:contextual-spacing="false" fo:widows="1"/>
    </style:style>
    <style:style style:name="P3" style:family="paragraph" style:parent-style-name="Text_20_body">
      <style:paragraph-properties fo:margin-top="0in" fo:margin-bottom="0in" loext:contextual-spacing="false" fo:widows="1"/>
      <style:text-properties fo:font-variant="normal" fo:text-transform="none" fo:color="#222222" style:font-name="Roboto Condensed" fo:letter-spacing="normal" fo:font-style="normal" fo:font-weight="bold"/>
    </style:style>
    <style:style style:name="P4"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222222" style:font-name="Roboto Condensed" fo:font-size="11.25pt" fo:letter-spacing="normal" fo:font-style="normal" fo:font-weight="normal"/>
    </style:style>
    <style:style style:name="P5"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222222" style:font-name="Roboto Condensed" fo:font-size="11.25pt" fo:letter-spacing="normal" fo:font-style="italic" fo:font-weight="normal" style:font-style-asian="italic" style:font-style-complex="italic"/>
    </style:style>
    <style:style style:name="P6" style:family="paragraph" style:parent-style-name="Heading_20_1">
      <style:paragraph-properties fo:margin-left="0in" fo:margin-right="0in" fo:widows="1" fo:text-indent="0in" style:auto-text-indent="false"/>
      <style:text-properties fo:font-variant="normal" fo:text-transform="none" fo:color="#222222" style:font-name="Roboto Condensed" fo:letter-spacing="normal" fo:font-style="normal" fo:font-weight="bold"/>
    </style:style>
    <style:style style:name="P7" style:family="paragraph" style:parent-style-name="Heading_20_1">
      <style:paragraph-properties fo:margin-left="0in" fo:margin-right="0in" fo:widows="1" fo:text-indent="0in" style:auto-text-indent="false"/>
      <style:text-properties fo:font-variant="normal" fo:text-transform="none" fo:color="#222222" style:font-name="Roboto Condensed" fo:letter-spacing="normal" fo:font-style="normal" fo:font-weight="bold" officeooo:paragraph-rsid="0010807f"/>
    </style:style>
    <style:style style:name="P8" style:family="paragraph" style:parent-style-name="Heading_20_1">
      <style:paragraph-properties fo:margin-left="0in" fo:margin-right="0in" fo:widows="1" fo:text-indent="0in" style:auto-text-indent="false" fo:break-before="page"/>
      <style:text-properties fo:font-variant="normal" fo:text-transform="none" fo:color="#222222" style:font-name="Roboto Condensed" fo:letter-spacing="normal" fo:font-style="normal" fo:font-weight="bold"/>
    </style:style>
    <style:style style:name="P9" style:family="paragraph" style:parent-style-name="Heading_20_2">
      <style:paragraph-properties fo:margin-left="0in" fo:margin-right="0in" fo:widows="1" fo:text-indent="0in" style:auto-text-indent="false" fo:padding="0in" fo:border="none"/>
      <style:text-properties fo:font-variant="normal" fo:text-transform="none" fo:color="#222222" style:font-name="Roboto Condensed" fo:font-size="16pt" fo:letter-spacing="normal" fo:font-style="normal" fo:font-weight="bold" style:font-size-asian="16pt" style:font-size-complex="16pt"/>
    </style:style>
    <style:style style:name="P10" style:family="paragraph" style:parent-style-name="Text_20_body" style:master-page-name="">
      <loext:graphic-properties draw:fill="none"/>
      <style:paragraph-properties fo:margin-left="0.8118in" fo:margin-right="1.1866in" fo:margin-top="0in" fo:margin-bottom="0.0972in" loext:contextual-spacing="false" fo:line-height="100%" fo:text-align="center" style:justify-single-word="false" fo:widows="1" fo:text-indent="0in" style:auto-text-indent="false" style:page-number="auto"/>
      <style:text-properties fo:font-variant="normal" fo:text-transform="none" fo:color="#222222" style:font-name="Roboto Condensed" fo:font-size="11.25pt" fo:letter-spacing="normal" fo:font-style="normal" fo:font-weight="normal"/>
    </style:style>
    <style:style style:name="P11" style:family="paragraph" style:parent-style-name="Text_20_body">
      <loext:graphic-properties draw:fill="none"/>
      <style:paragraph-properties fo:margin-left="0.6252in" fo:margin-right="0in" fo:margin-top="0in" fo:margin-bottom="0.0972in" loext:contextual-spacing="false" fo:line-height="120%" fo:text-indent="-0.25in" style:auto-text-indent="false">
        <style:tab-stops>
          <style:tab-stop style:position="0.1252in"/>
        </style:tab-stops>
      </style:paragraph-properties>
    </style:style>
    <style:style style:name="P12" style:family="paragraph" style:parent-style-name="Heading_20_2">
      <style:paragraph-properties fo:break-before="page"/>
    </style:style>
    <style:style style:name="P13" style:family="paragraph" style:parent-style-name="Contents_20_1">
      <style:paragraph-properties>
        <style:tab-stops>
          <style:tab-stop style:position="7.5in" style:type="right" style:leader-style="dotted" style:leader-text="."/>
        </style:tab-stops>
      </style:paragraph-properties>
    </style:style>
    <style:style style:name="P14" style:family="paragraph" style:parent-style-name="Contents_20_2">
      <style:paragraph-properties>
        <style:tab-stops>
          <style:tab-stop style:position="7.3035in" style:type="right" style:leader-style="dotted" style:leader-text="."/>
        </style:tab-stops>
      </style:paragraph-properties>
    </style:style>
    <style:style style:name="P15" style:family="paragraph" style:parent-style-name="Standard" style:list-style-name="L2"/>
    <style:style style:name="P16" style:family="paragraph" style:parent-style-name="Standard" style:list-style-name="L5"/>
    <style:style style:name="P17" style:family="paragraph" style:parent-style-name="Heading_20_1">
      <style:paragraph-properties fo:margin-top="0.0598in" fo:margin-bottom="0.0799in" loext:contextual-spacing="false" fo:break-before="page"/>
      <style:text-properties fo:font-variant="normal" fo:text-transform="none" fo:color="#222222" style:font-name="Roboto Condensed" fo:letter-spacing="normal" fo:font-style="normal" style:text-underline-style="solid" style:text-underline-width="auto" style:text-underline-color="font-color" fo:font-weight="bold" style:font-weight-asian="bold" style:font-weight-complex="bold"/>
    </style:style>
    <style:style style:name="P18" style:family="paragraph" style:parent-style-name="Text_20_body" style:list-style-name="L5"/>
    <style:style style:name="P19" style:family="paragraph" style:parent-style-name="Text_20_body" style:list-style-name="L5">
      <style:paragraph-properties fo:widows="1"/>
      <style:text-properties fo:font-variant="normal" fo:text-transform="none" fo:color="#222222" style:font-name="Roboto Condensed" fo:font-size="11.25pt" fo:letter-spacing="normal" fo:font-style="normal" fo:font-weight="normal"/>
    </style:style>
    <style:style style:name="P20" style:family="paragraph" style:parent-style-name="Text_20_body" style:list-style-name="L5">
      <style:paragraph-properties fo:widows="1"/>
      <style:text-properties fo:font-variant="normal" fo:text-transform="none" fo:color="#222222" style:font-name="Roboto Condensed" fo:font-size="11.25pt" fo:letter-spacing="normal" fo:font-style="normal" fo:font-weight="normal" officeooo:paragraph-rsid="001b8589"/>
    </style:style>
    <style:style style:name="P21" style:family="paragraph" style:parent-style-name="Text_20_body" style:list-style-name="L5">
      <style:paragraph-properties fo:widows="1"/>
      <style:text-properties fo:font-variant="normal" fo:text-transform="none" fo:color="#222222" style:font-name="Roboto Condensed" fo:font-size="11.25pt" fo:letter-spacing="normal" fo:font-style="normal" fo:font-weight="normal" officeooo:paragraph-rsid="001b8ed4"/>
    </style:style>
    <style:style style:name="P22" style:family="paragraph" style:parent-style-name="Text_20_body" style:list-style-name="L8">
      <style:paragraph-properties fo:widows="1"/>
      <style:text-properties fo:font-variant="normal" fo:text-transform="none" fo:color="#222222" style:font-name="Roboto Condensed" fo:font-size="11.25pt" fo:letter-spacing="normal" fo:font-style="normal" style:text-underline-style="solid" style:text-underline-width="auto" style:text-underline-color="font-color" fo:font-weight="normal"/>
    </style:style>
    <style:style style:name="P23" style:family="paragraph" style:parent-style-name="Text_20_body" style:list-style-name="L9">
      <style:paragraph-properties fo:widows="1"/>
      <style:text-properties fo:font-variant="normal" fo:text-transform="none" fo:color="#222222" style:font-name="Roboto Condensed" fo:letter-spacing="normal" fo:font-style="normal" fo:font-weight="normal" officeooo:rsid="001d2ade" officeooo:paragraph-rsid="001d2ade" style:font-weight-asian="normal" style:font-weight-complex="normal"/>
    </style:style>
    <style:style style:name="P24" style:family="paragraph" style:parent-style-name="Text_20_body" style:list-style-name="L9">
      <style:paragraph-properties fo:widows="1"/>
      <style:text-properties fo:font-variant="normal" fo:text-transform="none" fo:color="#222222" style:font-name="Roboto Condensed" fo:letter-spacing="normal" fo:font-style="normal" fo:font-weight="normal" officeooo:rsid="001e87c1" officeooo:paragraph-rsid="001e87c1" style:font-weight-asian="normal" style:font-weight-complex="normal"/>
    </style:style>
    <style:style style:name="P25" style:family="paragraph" style:parent-style-name="Text_20_body" style:list-style-name="L6">
      <style:paragraph-properties fo:widows="1"/>
      <style:text-properties officeooo:paragraph-rsid="001b8589"/>
    </style:style>
    <style:style style:name="P26" style:family="paragraph" style:parent-style-name="Text_20_body" style:list-style-name="L7">
      <style:paragraph-properties fo:widows="1"/>
      <style:text-properties officeooo:paragraph-rsid="001b8ed4"/>
    </style:style>
    <style:style style:name="P27" style:family="paragraph" style:parent-style-name="Text_20_body" style:list-style-name="L9">
      <style:paragraph-properties fo:widows="1"/>
      <style:text-properties officeooo:paragraph-rsid="001d2ade"/>
    </style:style>
    <style:style style:name="P28" style:family="paragraph" style:parent-style-name="Text_20_body" style:list-style-name="L1" style:master-page-name="">
      <loext:graphic-properties draw:fill="none"/>
      <style:paragraph-properties fo:margin-left="0.6252in" fo:margin-right="0in" fo:margin-top="0in" fo:margin-bottom="0.0972in" loext:contextual-spacing="false" fo:line-height="120%" fo:text-indent="-0.25in" style:auto-text-indent="false" style:page-number="auto">
        <style:tab-stops>
          <style:tab-stop style:position="0.1252in"/>
        </style:tab-stops>
      </style:paragraph-properties>
    </style:style>
    <style:style style:name="P29" style:family="paragraph" style:parent-style-name="Text_20_body" style:list-style-name="L1">
      <loext:graphic-properties draw:fill="none"/>
      <style:paragraph-properties fo:margin-left="0.6252in" fo:margin-right="0in" fo:margin-top="0in" fo:margin-bottom="0.0972in" loext:contextual-spacing="false" fo:line-height="120%" fo:text-indent="-0.25in" style:auto-text-indent="false">
        <style:tab-stops>
          <style:tab-stop style:position="0.1252in"/>
        </style:tab-stops>
      </style:paragraph-properties>
    </style:style>
    <style:style style:name="P30" style:family="paragraph" style:parent-style-name="Text_20_body" style:list-style-name="L3">
      <style:paragraph-properties fo:margin-left="0in" fo:margin-right="0in" fo:line-height="100%" fo:widows="1" fo:text-indent="0in" style:auto-text-indent="false"/>
    </style:style>
    <style:style style:name="P31" style:family="paragraph" style:parent-style-name="Text_20_body">
      <style:paragraph-properties fo:margin-left="0in" fo:margin-right="0in" fo:widows="1" fo:text-indent="0in" style:auto-text-indent="false"/>
      <style:text-properties fo:font-variant="normal" fo:text-transform="none" fo:color="#222222" style:font-name="Roboto Condensed" fo:letter-spacing="normal" fo:font-style="normal" fo:font-weight="normal" officeooo:rsid="001d2ade" officeooo:paragraph-rsid="001d2ade" style:font-weight-asian="normal" style:font-weight-complex="normal"/>
    </style:style>
    <style:style style:name="P32" style:family="paragraph" style:parent-style-name="Text_20_body" style:list-style-name="L4">
      <style:paragraph-properties fo:margin-top="0in" fo:margin-bottom="0.0201in" loext:contextual-spacing="false" fo:line-height="100%" fo:widows="1" fo:padding="0in" fo:border="none"/>
      <style:text-properties fo:font-variant="normal" fo:text-transform="none" fo:color="#222222" style:font-name="Roboto Condensed" fo:letter-spacing="normal" fo:font-style="italic" fo:font-weight="normal" officeooo:rsid="0012695c" officeooo:paragraph-rsid="0012695c" style:font-style-asian="italic" style:font-weight-asian="normal" style:font-style-complex="italic" style:font-weight-complex="normal"/>
    </style:style>
    <style:style style:name="P33" style:family="paragraph" style:parent-style-name="Text_20_body" style:list-style-name="L8" style:master-page-name="">
      <loext:graphic-properties draw:fill="none"/>
      <style:paragraph-properties fo:margin-top="0in" fo:margin-bottom="0.0972in" loext:contextual-spacing="false" fo:line-height="100%" fo:text-align="center" style:justify-single-word="false" fo:widows="1" style:page-number="auto"/>
      <style:text-properties fo:font-variant="normal" fo:text-transform="none" fo:color="#222222" style:font-name="Roboto Condensed" fo:font-size="11.25pt" fo:letter-spacing="normal" fo:font-style="normal" fo:font-weight="normal" style:font-weight-asian="normal" style:font-weight-complex="normal"/>
    </style:style>
    <style:style style:name="P34" style:family="paragraph" style:parent-style-name="Heading_20_2">
      <style:paragraph-properties fo:margin-left="0in" fo:margin-right="0in" fo:widows="1" fo:text-indent="0in" style:auto-text-indent="false" fo:padding="0in" fo:border="none"/>
      <style:text-properties fo:font-variant="normal" fo:text-transform="none" fo:color="#222222" style:font-name="Roboto Condensed" fo:letter-spacing="normal" fo:font-style="normal" style:text-underline-style="solid" style:text-underline-width="auto" style:text-underline-color="font-color" fo:font-weight="bold" style:font-style-asian="normal" style:font-style-complex="normal"/>
    </style:style>
    <style:style style:name="P35" style:family="paragraph" style:parent-style-name="Heading_20_2">
      <style:text-properties style:text-underline-style="solid" style:text-underline-width="auto" style:text-underline-color="font-color"/>
    </style:style>
    <style:style style:name="T1" style:family="text">
      <style:text-properties fo:font-variant="normal" fo:text-transform="none" fo:color="#3269a0" style:text-line-through-style="none" style:text-line-through-type="none" style:font-name="Roboto Condensed" fo:font-size="11.25pt" fo:letter-spacing="normal" fo:font-style="normal" style:text-underline-style="none" fo:font-weight="normal" style:text-blinking="false"/>
    </style:style>
    <style:style style:name="T2" style:family="text">
      <style:text-properties fo:font-variant="normal" fo:text-transform="none" fo:color="#222222" style:font-name="Roboto Condensed" fo:letter-spacing="normal" fo:font-style="normal" fo:font-weight="bold" officeooo:rsid="001d2ade"/>
    </style:style>
    <style:style style:name="T3" style:family="text">
      <style:text-properties fo:font-variant="normal" fo:text-transform="none" fo:color="#222222" style:font-name="Roboto Condensed" fo:font-size="11.25pt" fo:letter-spacing="normal" fo:font-style="normal" fo:font-weight="normal"/>
    </style:style>
    <style:style style:name="T4" style:family="text">
      <style:text-properties fo:font-variant="normal" fo:text-transform="none" fo:color="#222222" style:font-name="Roboto Condensed" fo:font-size="11.25pt" fo:letter-spacing="normal" fo:font-style="normal" fo:font-weight="normal" officeooo:rsid="001bc9e2"/>
    </style:style>
    <style:style style:name="T5" style:family="text">
      <style:text-properties fo:font-variant="normal" fo:text-transform="none" fo:color="#222222" fo:letter-spacing="normal" fo:font-style="normal"/>
    </style:style>
    <style:style style:name="T6" style:family="text">
      <style:text-properties fo:font-weight="bold" style:font-weight-asian="bold" style:font-weight-complex="bold"/>
    </style:style>
    <style:style style:name="T7" style:family="text">
      <style:text-properties fo:font-weight="bold" officeooo:rsid="001bc9e2" style:font-weight-asian="bold" style:font-weight-complex="bold"/>
    </style:style>
    <style:style style:name="T8" style:family="text">
      <style:text-properties officeooo:rsid="00113a24"/>
    </style:style>
    <style:style style:name="T9" style:family="text">
      <style:text-properties style:font-weight-asian="bold" style:font-weight-complex="bold"/>
    </style:style>
    <style:style style:name="T10" style:family="text">
      <style:text-properties officeooo:rsid="001bc9e2"/>
    </style:style>
    <style:style style:name="T11" style:family="text">
      <style:text-properties officeooo:rsid="001e87c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able of Contents</text:p>
          </text:index-title>
          <text:p text:style-name="P13"><text:a xlink:type="simple" xlink:href="#__RefHeading__112_1690830582" text:style-name="Index_20_Link" text:visited-style-name="Index_20_Link">Kodi/XBMC/OpenElec/Rasbmc/Kodibuntu</text:a><text:a xlink:type="simple" xlink:href="#__RefHeading__112_1690830582" text:style-name="Index_20_Link" text:visited-style-name="Index_20_Link"><text:tab/>2</text:a></text:p>
          <text:p text:style-name="P14"><text:a xlink:type="simple" xlink:href="#__RefHeading__114_1690830582" text:style-name="Index_20_Link" text:visited-style-name="Index_20_Link">Third party Repos<text:tab/>2</text:a></text:p>
          <text:p text:style-name="P13"><text:a xlink:type="simple" xlink:href="#__RefHeading__122_1690830582" text:style-name="Index_20_Link" text:visited-style-name="Index_20_Link">Some great sources for info on Kodi (whatever Kodi "version"/Mod you have )<text:tab/>3</text:a></text:p>
          <text:p text:style-name="P14"><text:a xlink:type="simple" xlink:href="#__RefHeading__124_1690830582" text:style-name="Index_20_Link" text:visited-style-name="Index_20_Link">My Setup<text:tab/>3</text:a></text:p>
          <text:p text:style-name="P14"><text:a xlink:type="simple" xlink:href="#__RefHeading__126_1690830582" text:style-name="Index_20_Link" text:visited-style-name="Index_20_Link">To view a video on a flash drive or external hdd<text:tab/>4</text:a></text:p>
        </text:index-body>
      </text:table-of-content>
      <text:p text:style-name="P2"><text:a xlink:type="simple" xlink:href="http://xmetal.x10.mx/kodi/kodimd.html#third-party-repos" text:style-name="Internet_20_link" text:visited-style-name="Visited_20_Internet_20_Link"><text:span text:style-name="T1"/></text:a></text:p>
      <text:p text:style-name="P3"/>
      <text:h text:style-name="P7" text:outline-level="1"/>
      <text:h text:style-name="P7" text:outline-level="1"/>
      <text:h text:style-name="P17" text:outline-level="1"><text:bookmark-start text:name="__RefHeading__112_1690830582"/><text:bookmark text:name="kodi/xbmc/openelec/rasbmc/kodibuntu"/>Kodi/XBMC/OpenElec/Rasbmc/Kodibuntu<text:bookmark-end text:name="__RefHeading__112_1690830582"/></text:h>
      <text:h text:style-name="P9" text:outline-level="2"><text:bookmark-start text:name="__RefHeading__114_1690830582"/><text:bookmark text:name="third-party-repos"/>Third party Repos<text:bookmark-end text:name="__RefHeading__114_1690830582"/></text:h>
      <text:p text:style-name="P4">Just add these as sources via the "File Manager"</text:p>
      <text:list xml:id="list3958972962115721596" text:style-name="L1">
        <text:list-item>
          <text:list>
            <text:list-item>
              <text:list>
                <text:list-item>
                  <text:list>
                    <text:list-item>
                      <text:p text:style-name="P28"><text:bookmark-start text:name="__RefHeading__116_1690830582"/><text:bookmark text:name="the-super-repo---http://srp.nu"/><text:span text:style-name="T6">The Super Repo</text:span> - <text:a xlink:type="simple" xlink:href="http://srp.nu/" text:style-name="Internet_20_link" text:visited-style-name="Visited_20_Internet_20_Link">http://srp.nu</text:a><text:bookmark-end text:name="__RefHeading__116_1690830582"/></text:p>
                    </text:list-item>
                    <text:list-item>
                      <text:p text:style-name="P29"><text:bookmark-start text:name="__RefHeading__118_1690830582"/>"<text:span text:style-name="T6">Xunity</text:span>" - <text:a xlink:type="simple" xlink:href="http://xfinity.xunitytalk.com/" text:style-name="Internet_20_link" text:visited-style-name="Visited_20_Internet_20_Link">http://xfinity.xunitytalk.com</text:a><text:bookmark-end text:name="__RefHeading__118_1690830582"/></text:p>
                    </text:list-item>
                    <text:list-item>
                      <text:p text:style-name="P29"><text:bookmark text:name="fusion---http://fusion.tvaddons.org"/><text:bookmark-start text:name="__RefHeading__120_1690830582"/><text:span text:style-name="T6">Fusion</text:span> - <text:a xlink:type="simple" xlink:href="http://fusion.tvaddons.org/" text:style-name="Internet_20_link" text:visited-style-name="Visited_20_Internet_20_Link">http://fusion.tvaddons.org</text:a><text:bookmark-end text:name="__RefHeading__120_1690830582"/></text:p>
                    </text:list-item>
                  </text:list>
                </text:list-item>
              </text:list>
            </text:list-item>
          </text:list>
        </text:list-item>
      </text:list>
      <text:p text:style-name="P11"/>
      <text:list xml:id="list163405045810314693" text:style-name="L2">
        <text:list-item>
          <text:p text:style-name="P15"><text:span text:style-name="T3"><text:s/>“Top 5 Repos” (just one example) -</text:span><text:a xlink:type="simple" xlink:href="https://www.youtube.com/watch?v=ywXCoeKtNpI" text:style-name="Internet_20_link" text:visited-style-name="Visited_20_Internet_20_Link"><text:span text:style-name="T1">https://www.youtube.com/watch?v=ywXCoeKtNpI</text:span></text:a><text:span text:style-name="T3"> </text:span></text:p>
        </text:list-item>
      </text:list>
      <text:h text:style-name="P6" text:outline-level="1"/>
      <text:h text:style-name="P8" text:outline-level="1"><text:bookmark-start text:name="__RefHeading__122_1690830582"/><text:bookmark text:name="some-great-sources-for-info-on-kodi-(whatever-kodi-"/>Some great sources for info on Kodi (whatever Kodi "version"/Mod you have )<text:bookmark-end text:name="__RefHeading__122_1690830582"/></text:h>
      <text:list xml:id="list4701380535065394105" text:style-name="L3">
        <text:list-item>
          <text:p text:style-name="P30"><text:span text:style-name="T3">PRO XBMC+ KODI+ SuperAddon - </text:span><text:a xlink:type="simple" xlink:href="https://www.youtube.com/user/HowToVideoHelp" text:style-name="Internet_20_link" text:visited-style-name="Visited_20_Internet_20_Link"><text:span text:style-name="T1">https://www.youtube.com/user/HowToVideoHelp</text:span></text:a></text:p>
        </text:list-item>
        <text:list-item>
          <text:p text:style-name="P30"><text:span text:style-name="T3">SOLO MAN - </text:span><text:a xlink:type="simple" xlink:href="https://www.youtube.com/channel/UCuSdObYHdjize3ziP951org" text:style-name="Internet_20_link" text:visited-style-name="Visited_20_Internet_20_Link"><text:span text:style-name="T1">https://www.youtube.com/channel/UCuSdObYHdjize3ziP951org</text:span></text:a></text:p>
        </text:list-item>
        <text:list-item>
          <text:p text:style-name="P30"><text:span text:style-name="T3">all things tech - </text:span><text:a xlink:type="simple" xlink:href="https://www.youtube.com/user/markjns357" text:style-name="Internet_20_link" text:visited-style-name="Visited_20_Internet_20_Link"><text:span text:style-name="T1">https://www.youtube.com/user/markjns357</text:span></text:a></text:p>
        </text:list-item>
        <text:list-item>
          <text:p text:style-name="P30"><text:span text:style-name="T3">Quidsup - </text:span><text:a xlink:type="simple" xlink:href="https://www.youtube.com/user/quidsup" text:style-name="Internet_20_link" text:visited-style-name="Visited_20_Internet_20_Link"><text:span text:style-name="T1">https://www.youtube.com/user/quidsup</text:span></text:a></text:p>
        </text:list-item>
      </text:list>
      <text:p text:style-name="Horizontal_20_Line"/>
      <text:h text:style-name="P34" text:outline-level="2"><text:bookmark text:name="my-setup"/><text:bookmark-start text:name="__RefHeading__124_1690830582"/>My Setup<text:bookmark-end text:name="__RefHeading__124_1690830582"/></text:h>
      <text:list xml:id="list3527538786800373791" text:style-name="L4">
        <text:list-item>
          <text:p text:style-name="P32">OpenElec </text:p>
        </text:list-item>
        <text:list-item>
          <text:p text:style-name="P32">Pi 2 (HAD a Pi B+) </text:p>
        </text:list-item>
        <text:list-item>
          <text:p text:style-name="P32">External Flash drive </text:p>
        </text:list-item>
        <text:list-item>
          <text:p text:style-name="P32">External WD 1TB Hard drive, powered when attached to the Pi, by a USB Hub</text:p>
        </text:list-item>
      </text:list>
      <text:p text:style-name="P5"/>
      <text:h text:style-name="P35" text:outline-level="2">Ideas for more content for this guide </text:h>
      <text:list xml:id="list6929054163183415309" text:style-name="L9">
        <text:list-item>
          <text:p text:style-name="P27"><text:span text:style-name="T2">Addons for Media lookup </text:span></text:p>
          <text:list>
            <text:list-item>
              <text:p text:style-name="P23">These is similar to id3 tag lookup for mp3s, though when A) your files are named <text:span text:style-name="T11">correctly, and B) you have the right addons, ……. you can pull down info on videos files as well as audio files …</text:span></text:p>
            </text:list-item>
            <text:list-item>
              <text:p text:style-name="P24">Then when your collection is big enough, you can browse to various menus and say navigate to all items in your collection where actor “BLAH” is in the movie and/or show. <text:s text:c="2"/>(This concept really works better with a larger collection, then a few <text:s/>files) </text:p>
            </text:list-item>
          </text:list>
        </text:list-item>
      </text:list>
      <text:p text:style-name="P31"/>
      <text:h text:style-name="P12" text:outline-level="2"><text:bookmark-start text:name="__RefHeading__126_1690830582"/><text:bookmark text:name="to-view-a-video-on-a-flash-drive-or-external-hdd"/>To view a video on a flash drive or external hdd<text:bookmark-end text:name="__RefHeading__126_1690830582"/></text:h>
      <text:p text:style-name="P4">(Once desired media in ON the flash drive)</text:p>
      <text:list xml:id="list2077510582274017676" text:style-name="L5">
        <text:list-item>
          <text:p text:style-name="P19">Insert flash drive into USB slot</text:p>
        </text:list-item>
        <text:list-item>
          <text:p text:style-name="P19">In the media center (whatever one you have) go to <text:span text:style-name="BoldBlackCode"><text:span text:style-name="T9">System</text:span></text:span> then <text:span text:style-name="BoldBlackCode"><text:span text:style-name="T9">File Manager</text:span></text:span></text:p>
        </text:list-item>
        <text:list-item>
          <text:p text:style-name="P20">Now go to "Add Source" at the bottom, there navigate to <text:span text:style-name="WHITEANDBLUE">Browse</text:span> </text:p>
        </text:list-item>
      </text:list>
      <text:list xml:id="list8520265879114971536" text:style-name="L6">
        <text:list-item>
          <text:list>
            <text:list-item>
              <text:p text:style-name="P25"><text:span text:style-name="T3">(where it says browse turns bright Blue)</text:span></text:p>
            </text:list-item>
          </text:list>
        </text:list-item>
      </text:list>
      <text:list xml:id="list172927892738648" text:continue-list="list2077510582274017676" text:style-name="L5">
        <text:list-item>
          <text:p text:style-name="P21">Go to <text:span text:style-name="BoldBlackCode">Root File System</text:span> and then <text:span text:style-name="T10">the </text:span><text:span text:style-name="BoldBlackCode">Media</text:span> ... <text:span text:style-name="T10">(</text:span>there my USB drive pops right up<text:span text:style-name="T10">)</text:span> ... go into the root of the USB drive and then use the "right key" on the keyboard to <text:span text:style-name="T8">navigate</text:span> to <text:span text:style-name="WHITEANDBLUE">OK</text:span> </text:p>
        </text:list-item>
      </text:list>
      <text:list xml:id="list7357389749859133551" text:style-name="L7">
        <text:list-item>
          <text:list>
            <text:list-item>
              <text:p text:style-name="P26"><text:span text:style-name="T3">(again "OK" will turn blue </text:span><text:span text:style-name="T4">when highlighted</text:span><text:span text:style-name="T3">)</text:span></text:p>
            </text:list-item>
          </text:list>
        </text:list-item>
      </text:list>
      <text:list xml:id="list172928090347890" text:continue-list="list172927892738648" text:style-name="L5">
        <text:list-item>
          <text:p text:style-name="P19">Back in the box that appeared during step 3, use the down arrow key to navigate to "OK" ... renaming the source (in the box above "OK" and "Cancel", if desired)</text:p>
        </text:list-item>
        <text:list-item>
          <text:p text:style-name="P18"><text:span text:style-name="T3">Hit </text:span><text:span text:style-name="BoldBlackCode"><text:span text:style-name="T5">ESC</text:span></text:span><text:span text:style-name="T3"> </text:span><text:span text:style-name="T4">(perhaps a few times) </text:span><text:span text:style-name="T3">to get back to the main </text:span>Kodi menu</text:p>
        </text:list-item>
      </text:list>
      <text:p text:style-name="P10">(I REALLY FORGOT if the new source is auto-added or not, but i will use a Video as an example)... </text:p>
      <text:list xml:id="list172927095980443" text:continue-numbering="true" text:style-name="L5">
        <text:list-item>
          <text:p text:style-name="P19"><text:s/>(Video Example ) On the main Kodi screen, Go to <text:span text:style-name="T6">VIDEOS</text:span> then <text:span text:style-name="T6">FILES</text:span> ... for me the USB drive "source" is listed, if not you can probably add it navigating NOT to the path in step 4, but adding the SOURCE that you named in step 5. (alot faster way to ge<text:span text:style-name="T10">t to the same location</text:span></text:p>
        </text:list-item>
      </text:list>
      <text:list xml:id="list6939150817359840706" text:style-name="L8">
        <text:list-item>
          <text:p text:style-name="P22"><text:span text:style-name="T6">*** </text:span><text:span text:style-name="T7">IF THE USB SOURCE did not appear automatically</text:span></text:p>
        </text:list-item>
        <text:list-item>
          <text:p text:style-name="P33"><text:span text:style-name="T10">Go to Videos, then Files, and (for me it auto adds the source... i think)</text:span></text:p>
        </text:list-item>
      </text:list>
      <text:list xml:id="list172926809456890" text:continue-list="list172927095980443" text:style-name="L5">
        <text:list-header>
          <text:p text:style-name="P1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Roboto Condensed" svg:font-family="'Roboto Condensed', Tauri, 'Lucida Grande', 'Lucida Sans Unicode', 'Lucida Sans', AppleSDGothicNeo-Medium, 'Segoe UI', 'Malgun Gothic', Verdana, Tahoma, sans-serif"/>
    <style:font-face style:name="Georgia" svg:font-family="Georgia"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WHITEANDBLUE" style:family="text">
      <style:text-properties fo:color="#ffffff" fo:background-color="#0000ff"/>
    </style:style>
    <style:style style:name="Caption_20_characters" style:display-name="Caption characters" style:family="text"/>
    <style:style style:name="BoldBlackCode" style:family="text">
      <style:text-properties style:font-name="Georgia" fo:font-family="Georgia" style:font-style-name="Bold" style:font-family-generic="roman" style:font-pitch="variable" fo:font-size="14pt" fo:font-weight="bold" fo:background-color="transparent" style:font-size-asian="10.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a1d65" officeooo:paragraph-rsid="001a1d65"/>
    </style:style>
    <style:page-layout style:name="Mpm1">
      <style:page-layout-properties fo:page-width="8.5in" fo:page-height="11in" style:num-format="1" style:print-orientation="portrait" fo:margin-top="0.6598in" fo:margin-bottom="0.6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Edit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04:06:04.663000000</meta:creation-date>
    <dc:date>2015-04-16T17:29:25.915000000</dc:date>
    <meta:editing-duration>PT49M4S</meta:editing-duration>
    <meta:editing-cycles>15</meta:editing-cycles>
    <meta:generator>LibreOffice/4.4.1.2$Windows_x86 LibreOffice_project/45e2de17089c24a1fa810c8f975a7171ba4cd432</meta:generator>
    <meta:document-statistic meta:table-count="0" meta:image-count="0" meta:object-count="0" meta:page-count="4" meta:paragraph-count="42" meta:word-count="498" meta:character-count="2730" meta:non-whitespace-character-count="2285"/>
  </office:meta>
</office:document-meta>
</file>